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d33e"/>
    </style:style>
    <style:style style:name="P2" style:family="paragraph" style:parent-style-name="Standard">
      <style:text-properties officeooo:paragraph-rsid="001c785a"/>
    </style:style>
    <style:style style:name="P3" style:family="paragraph" style:parent-style-name="Standard">
      <style:text-properties fo:font-weight="bold" officeooo:paragraph-rsid="001c785a" style:font-weight-asian="bold" style:font-weight-complex="bold"/>
    </style:style>
    <style:style style:name="P4" style:family="paragraph" style:parent-style-name="Standard">
      <style:text-properties fo:font-weight="bold" officeooo:paragraph-rsid="001bd33e" style:font-weight-asian="bold" style:font-weight-complex="bold"/>
    </style:style>
    <style:style style:name="P5" style:family="paragraph" style:parent-style-name="Standard">
      <style:text-properties fo:font-weight="bold" officeooo:paragraph-rsid="001e0fe6" style:font-weight-asian="bold" style:font-weight-complex="bold"/>
    </style:style>
    <style:style style:name="P6" style:family="paragraph" style:parent-style-name="Standard">
      <style:text-properties fo:font-weight="bold" officeooo:paragraph-rsid="001f4bd0" style:font-weight-asian="bold" style:font-weight-complex="bold"/>
    </style:style>
    <style:style style:name="P7" style:family="paragraph" style:parent-style-name="Standard">
      <style:text-properties fo:font-weight="bold" officeooo:paragraph-rsid="00239e69" style:font-weight-asian="bold" style:font-weight-complex="bold"/>
    </style:style>
    <style:style style:name="P8" style:family="paragraph" style:parent-style-name="Standard">
      <style:text-properties fo:font-weight="bold" officeooo:paragraph-rsid="00248564" style:font-weight-asian="bold" style:font-weight-complex="bold"/>
    </style:style>
    <style:style style:name="P9" style:family="paragraph" style:parent-style-name="Standard">
      <style:text-properties fo:font-weight="bold" officeooo:paragraph-rsid="0022d4e8" style:font-weight-asian="bold" style:font-weight-complex="bold"/>
    </style:style>
    <style:style style:name="P10" style:family="paragraph" style:parent-style-name="Standard">
      <style:text-properties fo:font-weight="bold" officeooo:rsid="00248564" officeooo:paragraph-rsid="00248564" style:font-weight-asian="bold" style:font-weight-complex="bold"/>
    </style:style>
    <style:style style:name="P11" style:family="paragraph" style:parent-style-name="Standard">
      <style:text-properties fo:font-weight="bold" officeooo:paragraph-rsid="0025ed8b" style:font-weight-asian="bold" style:font-weight-complex="bold"/>
    </style:style>
    <style:style style:name="P12" style:family="paragraph" style:parent-style-name="Standard">
      <style:text-properties fo:font-weight="bold" officeooo:rsid="0025ed8b" officeooo:paragraph-rsid="0025ed8b" style:font-weight-asian="bold" style:font-weight-complex="bold"/>
    </style:style>
    <style:style style:name="P13" style:family="paragraph" style:parent-style-name="Standard">
      <style:text-properties fo:font-weight="bold" officeooo:paragraph-rsid="0027bd11" style:font-weight-asian="bold" style:font-weight-complex="bold"/>
    </style:style>
    <style:style style:name="P14" style:family="paragraph" style:parent-style-name="Standard">
      <style:text-properties fo:font-weight="bold" officeooo:paragraph-rsid="002a4946" style:font-weight-asian="bold" style:font-weight-complex="bold"/>
    </style:style>
    <style:style style:name="P15" style:family="paragraph" style:parent-style-name="Standard">
      <style:text-properties fo:font-weight="bold" officeooo:rsid="001bd33e" officeooo:paragraph-rsid="001bd33e" style:font-weight-asian="bold" style:font-weight-complex="bold"/>
    </style:style>
    <style:style style:name="P16" style:family="paragraph" style:parent-style-name="Standard">
      <style:text-properties fo:font-weight="bold" officeooo:rsid="001e0fe6" officeooo:paragraph-rsid="001e0fe6" style:font-weight-asian="bold" style:font-weight-complex="bold"/>
    </style:style>
    <style:style style:name="P17" style:family="paragraph" style:parent-style-name="Standard">
      <style:text-properties fo:font-weight="bold" officeooo:rsid="001f4bd0" officeooo:paragraph-rsid="001f4bd0" style:font-weight-asian="bold" style:font-weight-complex="bold"/>
    </style:style>
    <style:style style:name="P18" style:family="paragraph" style:parent-style-name="Standard">
      <style:text-properties fo:font-weight="bold" officeooo:rsid="00239e69" officeooo:paragraph-rsid="00239e69" style:font-weight-asian="bold" style:font-weight-complex="bold"/>
    </style:style>
    <style:style style:name="P19" style:family="paragraph" style:parent-style-name="Standard">
      <style:text-properties fo:font-weight="bold" officeooo:rsid="0022d4e8" officeooo:paragraph-rsid="00248564" style:font-weight-asian="bold" style:font-weight-complex="bold"/>
    </style:style>
    <style:style style:name="P20" style:family="paragraph" style:parent-style-name="Standard">
      <style:text-properties fo:font-weight="bold" officeooo:rsid="0027bd11" officeooo:paragraph-rsid="001bd33e" style:font-weight-asian="bold" style:font-weight-complex="bold"/>
    </style:style>
    <style:style style:name="P21" style:family="paragraph" style:parent-style-name="Standard">
      <style:text-properties officeooo:paragraph-rsid="001e0fe6"/>
    </style:style>
    <style:style style:name="P22" style:family="paragraph" style:parent-style-name="Standard">
      <style:text-properties officeooo:paragraph-rsid="00248564"/>
    </style:style>
    <style:style style:name="P23" style:family="paragraph" style:parent-style-name="Standard">
      <style:text-properties officeooo:rsid="00248564" officeooo:paragraph-rsid="00248564"/>
    </style:style>
    <style:style style:name="P24" style:family="paragraph" style:parent-style-name="Standard">
      <style:text-properties officeooo:rsid="00248564" officeooo:paragraph-rsid="001c785a"/>
    </style:style>
    <style:style style:name="P25" style:family="paragraph" style:parent-style-name="Standard">
      <style:text-properties fo:font-style="italic" officeooo:rsid="00248564" officeooo:paragraph-rsid="00248564" style:font-style-asian="italic" style:font-style-complex="italic"/>
    </style:style>
    <style:style style:name="P26" style:family="paragraph" style:parent-style-name="Standard">
      <style:text-properties fo:font-style="italic" officeooo:rsid="00248564" officeooo:paragraph-rsid="0024cbc7" style:font-style-asian="italic" style:font-style-complex="italic"/>
    </style:style>
    <style:style style:name="P27" style:family="paragraph" style:parent-style-name="Standard">
      <style:text-properties fo:font-style="italic" officeooo:rsid="00248564" officeooo:paragraph-rsid="0024fa77" style:font-style-asian="italic" style:font-style-complex="italic"/>
    </style:style>
    <style:style style:name="P28" style:family="paragraph" style:parent-style-name="Standard">
      <style:text-properties fo:font-style="italic" officeooo:rsid="00248564" officeooo:paragraph-rsid="0025ed8b" style:font-style-asian="italic" style:font-style-complex="italic"/>
    </style:style>
    <style:style style:name="P29" style:family="paragraph" style:parent-style-name="Standard">
      <style:text-properties fo:font-style="italic" officeooo:rsid="00248564" officeooo:paragraph-rsid="0027bd11" style:font-style-asian="italic" style:font-style-complex="italic"/>
    </style:style>
    <style:style style:name="P30" style:family="paragraph" style:parent-style-name="Standard">
      <style:text-properties fo:font-style="italic" officeooo:rsid="00248564" officeooo:paragraph-rsid="0029a4c4" style:font-style-asian="italic" style:font-style-complex="italic"/>
    </style:style>
    <style:style style:name="P31" style:family="paragraph" style:parent-style-name="Standard">
      <style:text-properties fo:font-style="italic" officeooo:rsid="00248564" officeooo:paragraph-rsid="002a4946" style:font-style-asian="italic" style:font-style-complex="italic"/>
    </style:style>
    <style:style style:name="P32" style:family="paragraph" style:parent-style-name="Standard">
      <style:text-properties officeooo:rsid="0024cbc7" officeooo:paragraph-rsid="0024cbc7"/>
    </style:style>
    <style:style style:name="P33" style:family="paragraph" style:parent-style-name="Standard">
      <style:text-properties officeooo:paragraph-rsid="0024cbc7"/>
    </style:style>
    <style:style style:name="P34" style:family="paragraph" style:parent-style-name="Standard">
      <style:text-properties officeooo:rsid="0024fa77" officeooo:paragraph-rsid="0024fa77"/>
    </style:style>
    <style:style style:name="P35" style:family="paragraph" style:parent-style-name="Standard">
      <style:text-properties officeooo:paragraph-rsid="0024fa77"/>
    </style:style>
    <style:style style:name="P36" style:family="paragraph" style:parent-style-name="Standard">
      <style:text-properties officeooo:paragraph-rsid="0025ed8b"/>
    </style:style>
    <style:style style:name="P37" style:family="paragraph" style:parent-style-name="Standard">
      <style:text-properties officeooo:rsid="0025ed8b" officeooo:paragraph-rsid="0025ed8b"/>
    </style:style>
    <style:style style:name="P38" style:family="paragraph" style:parent-style-name="Standard">
      <style:text-properties officeooo:rsid="0025ed8b" officeooo:paragraph-rsid="0027bd11"/>
    </style:style>
    <style:style style:name="P39" style:family="paragraph" style:parent-style-name="Standard">
      <style:text-properties officeooo:paragraph-rsid="0027bd11"/>
    </style:style>
    <style:style style:name="P40" style:family="paragraph" style:parent-style-name="Standard">
      <style:text-properties officeooo:rsid="0027bd11" officeooo:paragraph-rsid="0027bd11"/>
    </style:style>
    <style:style style:name="P41" style:family="paragraph" style:parent-style-name="Standard">
      <style:text-properties officeooo:rsid="0029a4c4" officeooo:paragraph-rsid="0029a4c4"/>
    </style:style>
    <style:style style:name="P42" style:family="paragraph" style:parent-style-name="Standard">
      <style:text-properties officeooo:rsid="002a4946" officeooo:paragraph-rsid="002a4946"/>
    </style:style>
    <style:style style:name="P43" style:family="paragraph" style:parent-style-name="Standard">
      <style:text-properties fo:font-style="normal" fo:font-weight="bold" officeooo:rsid="002a4946" officeooo:paragraph-rsid="002a4946" style:font-style-asian="normal" style:font-weight-asian="bold" style:font-style-complex="normal" style:font-weight-complex="bold"/>
    </style:style>
    <style:style style:name="P44" style:family="paragraph" style:parent-style-name="Standard">
      <style:text-properties officeooo:rsid="001bd33e" officeooo:paragraph-rsid="001bd33e"/>
    </style:style>
    <style:style style:name="P45" style:family="paragraph" style:parent-style-name="Standard">
      <style:text-properties officeooo:rsid="001c785a" officeooo:paragraph-rsid="001c785a"/>
    </style:style>
    <style:style style:name="P46" style:family="paragraph" style:parent-style-name="Standard">
      <style:text-properties officeooo:rsid="001e0fe6" officeooo:paragraph-rsid="001e0fe6"/>
    </style:style>
    <style:style style:name="P47" style:family="paragraph" style:parent-style-name="Standard">
      <style:text-properties officeooo:rsid="0022d4e8" officeooo:paragraph-rsid="0022d4e8"/>
    </style:style>
    <style:style style:name="P48" style:family="paragraph" style:parent-style-name="Standard">
      <style:text-properties fo:language="ru" fo:country="RU" officeooo:rsid="00abc7c2" officeooo:paragraph-rsid="00abc7c2"/>
    </style:style>
    <style:style style:name="P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1c785a"/>
    </style:style>
    <style:style style:name="P5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1dfce"/>
    </style:style>
    <style:style style:name="P5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88b34"/>
    </style:style>
    <style:style style:name="P5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3a31c4"/>
    </style:style>
    <style:style style:name="P5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bc175"/>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6c3d6e"/>
    </style:style>
    <style:style style:name="P5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italic" officeooo:rsid="00248564" officeooo:paragraph-rsid="00557e85" style:font-style-asian="italic" style:font-style-complex="italic"/>
    </style:style>
    <style:style style:name="P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8564"/>
    </style:style>
    <style:style style:name="P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cbc7"/>
    </style:style>
    <style:style style:name="P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4fa77"/>
    </style:style>
    <style:style style:name="P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5ed8b"/>
    </style:style>
    <style:style style:name="P6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27bd11"/>
    </style:style>
    <style:style style:name="P6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00938"/>
    </style:style>
    <style:style style:name="P6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233cf"/>
    </style:style>
    <style:style style:name="P6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2d901"/>
    </style:style>
    <style:style style:name="P6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57e85"/>
    </style:style>
    <style:style style:name="P6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95307"/>
    </style:style>
    <style:style style:name="P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ac7f3"/>
    </style:style>
    <style:style style:name="P6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5c4e93"/>
    </style:style>
    <style:style style:name="P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6f5af"/>
    </style:style>
    <style:style style:name="P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88faa"/>
    </style:style>
    <style:style style:name="P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6bc175"/>
    </style:style>
    <style:style style:name="P7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48564" officeooo:paragraph-rsid="0079bd58"/>
    </style:style>
    <style:style style:name="P7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tyle="normal" officeooo:rsid="002e36e7" officeooo:paragraph-rsid="002e36e7" style:font-style-asian="normal" style:font-style-complex="normal"/>
    </style:style>
    <style:style style:name="P7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c3d6e"/>
    </style:style>
    <style:style style:name="P7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6e1ee2"/>
    </style:style>
    <style:style style:name="P7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0efb6"/>
    </style:style>
    <style:style style:name="P7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7b62e6"/>
    </style:style>
    <style:style style:name="P7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8da173"/>
    </style:style>
    <style:style style:name="P7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457cc"/>
    </style:style>
    <style:style style:name="P7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9c1d4e"/>
    </style:style>
    <style:style style:name="P8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0251d"/>
    </style:style>
    <style:style style:name="P8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1e30f"/>
    </style:style>
    <style:style style:name="P8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5ed8b" officeooo:paragraph-rsid="00a23436"/>
    </style:style>
    <style:style style:name="P8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bold" officeooo:rsid="0025ed8b" officeooo:paragraph-rsid="0070efb6" style:font-weight-asian="bold" style:font-weight-complex="bold"/>
    </style:style>
    <style:style style:name="P84"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da596" officeooo:paragraph-rsid="00ada596" style:font-style-asian="normal" style:font-style-complex="normal"/>
    </style:style>
    <style:style style:name="P85"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f14d1" officeooo:paragraph-rsid="00ada596" style:font-style-asian="normal" style:font-style-complex="normal"/>
    </style:style>
    <style:style style:name="P86" style:family="paragraph" style:parent-style-name="Standard">
      <style:paragraph-properties fo:padding-left="0cm" fo:padding-right="0cm" fo:padding-top="0cm" fo:padding-bottom="0.074cm" fo:border-left="none" fo:border-right="none" fo:border-top="none" fo:border-bottom="0.06pt solid #000000" style:join-border="false"/>
      <style:text-properties fo:language="ru" fo:country="RU" fo:font-style="normal" officeooo:rsid="00af14d1" officeooo:paragraph-rsid="00af14d1" style:font-style-asian="normal" style:font-style-complex="normal"/>
    </style:style>
    <style:style style:name="T1" style:family="text">
      <style:text-properties officeooo:rsid="001bd33e"/>
    </style:style>
    <style:style style:name="T2" style:family="text">
      <style:text-properties officeooo:rsid="001c785a"/>
    </style:style>
    <style:style style:name="T3" style:family="text">
      <style:text-properties officeooo:rsid="001e0fe6"/>
    </style:style>
    <style:style style:name="T4" style:family="text">
      <style:text-properties officeooo:rsid="001f4bd0"/>
    </style:style>
    <style:style style:name="T5" style:family="text">
      <style:text-properties officeooo:rsid="00239e69"/>
    </style:style>
    <style:style style:name="T6" style:family="text">
      <style:text-properties officeooo:rsid="00248564"/>
    </style:style>
    <style:style style:name="T7" style:family="text">
      <style:text-properties officeooo:rsid="0024fa77"/>
    </style:style>
    <style:style style:name="T8" style:family="text">
      <style:text-properties officeooo:rsid="0025ed8b"/>
    </style:style>
    <style:style style:name="T9" style:family="text">
      <style:text-properties officeooo:rsid="0027bd11"/>
    </style:style>
    <style:style style:name="T10" style:family="text">
      <style:text-properties officeooo:rsid="0029a4c4"/>
    </style:style>
    <style:style style:name="T11" style:family="text">
      <style:text-properties officeooo:rsid="002a4946"/>
    </style:style>
    <style:style style:name="T12" style:family="text">
      <style:text-properties officeooo:rsid="002a4cf3"/>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uk" fo:country="U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Перед вопросами: <text:span text:style-name="T13">Делай карты по своему алгоритму. Тем более для текучки. А этот вопросник используй для решений которые "на всю жизнь".</text:span></text:p>
      <text:p text:style-name="P44"/>
      <text:p text:style-name="P44">Вопрос №1.</text:p>
      <text:p text:style-name="P4"><text:span text:style-name="T1">С</text:span>кажи себе что ты молодец что ты за это взялся</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84">так. по видео. </text:p>
      <text:p text:style-name="P84">думаю снять свои ролики вместо стоковых.</text:p>
      <text:p text:style-name="P84">а что снять не смогу вырезать.</text:p>
      <text:p text:style-name="P84"/>
      <text:p text:style-name="P84">отлично. но сегодня подавай антиквар. речь зашла о том что уже поздно откладывать антиквар. вначале продай всё. потом вернёшься и доделаешь. я дождусь. может за одно рендеринг по карману станет. он никуда не делся.</text:p>
      <text:p text:style-name="P84"/>
      <text:p text:style-name="P85">мм... точно. рендеринг. блин. некоторые люди просто на бумаге рисуют и снимают это на камеру. и говорят о чём речь.</text:p>
      <text:p text:style-name="P85"/>
      <text:p text:style-name="P86">угу. и нихера не понятно после этого. ты хоть один рисунок из этих помнишь? это не анимация. твой проект тянет на всемирное уважение. не гоже такое рисовать на куске бумаги карандашом. сделай нормальный компонент (ассет) и всё. кор ай 7 это потянет. с н-видией. плюс нвидия совметима с <text:span text:style-name="T14">PCI </text:span>экспресс. т.е. в теории её можно купить за тыщу долларов щас даже в слабый комп. иди. всё окей. купишь оборудование тогда продолжишь. твой асер это не потянет. а других нету.</text:p>
      <text:p text:style-name="P72"/>
      <text:p text:style-name="P72"/>
      <text:p text:style-name="P72"/>
      <text:p text:style-name="P50"/>
      <text:p text:style-name="P44"/>
      <text:p text:style-name="P44">Вопрос №2.</text:p>
      <text:p text:style-name="P4"><text:span text:style-name="T1">Шагом какого конвеера </text:span>оно является. </text:p>
      <text:p text:style-name="P15">Где начало и конец этого конвеера.</text:p>
      <text:p text:style-name="P15">На какой примерно позиции оно этого конвеера находится этот шаг.</text:p>
      <text:p text:style-name="P4">Т.е. посмотри на это как на функцию. </text:p>
      <text:p text:style-name="P4">И скажи:</text:p>
      <text:p text:style-name="P4">- <text:span text:style-name="T1">какие концепты </text:span>в <text:span text:style-name="T1">эту функцию входят </text:span>(в пространстве-времени)</text:p>
      <text:p text:style-name="P15">- какие концепты из неё выходят</text:p>
      <text:p text:style-name="P4">- какого топлива <text:span text:style-name="T1">эта функция требует</text:span></text:p>
      <text:p text:style-name="P4">- <text:span text:style-name="T1">каких </text:span>расходников <text:span text:style-name="T1">эта функция </text:span>требует.</text:p>
      <text:p text:style-name="P1">Т.е. восприми эту вещь как клей, связывающий то что “на входе” <text:span text:style-name="T1">с тем что “</text:span>на выходе”.</text:p>
      <text:p text:style-name="P1"><text:span text:style-name="T1">Т.е. посмотри то что “на входе” (А) и то что “на выходе” (Б) как разные шаги траектории “от А до Б”, а эту функцию увидь как функцию перемещения, и спроси “ЧТО перемещается от А до Б” (</text:span>может общая черта и т.п.)</text:p>
      <text:p text:style-name="P1">Математически, если эта “функция” (шаг <text:span text:style-name="T1">конвеера</text:span>) имеет несколько <text:span text:style-name="T1">возможных концептов “на входе” и </text:span>несколько <text:span text:style-name="T1">возможных вариантов “на выходе” </text:span>(исходов, <text:span text:style-name="T1">как в ситуации с несколькими возможными исходами</text:span>) – то её надо “параметрайзить” – <text:span text:style-name="T1">т.е. </text:span>выбрать систему координат, <text:span text:style-name="T1">с точки зрения которой у неё будет только один </text:span>вход и один выход <text:span text:style-name="T1">(пример – круг, который если описать через х^2 + y^2 = 1 то это функцие не будет, потому что квадрат – у каждого х и у - два исхода, “верх” и “низ” круга, а если описать через x = Rcos(alpha), y = Rsin(alpha) то у каждой комбинации R и alpha всего один исход (точка на круге)</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
      <text:p text:style-name="P51"/>
      <text:p text:style-name="P49"/>
      <text:p text:style-name="P49"/>
      <text:p text:style-name="P23"/>
      <text:p text:style-name="P2"/>
      <text:p text:style-name="P45">Вопрос №3.</text:p>
      <text:p text:style-name="P3"><text:span text:style-name="T2">О</text:span>бщие черты чего оно модифицирует?</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4"/>
      <text:p text:style-name="P52"/>
      <text:p text:style-name="P52"/>
      <text:p text:style-name="P52"/>
      <text:p text:style-name="P2"/>
      <text:p text:style-name="P45">Вопрос №4.</text:p>
      <text:p text:style-name="P3">ЧТО я вижу по этому поводу в своей фазе <text:span text:style-name="T2">(осоззнанном сне).</text:span></text:p>
      <text:p text:style-name="P2">Пойти в фазу <text:span text:style-name="T2">(осознанный сон) </text:span>и посмотреть:</text:p>
      <text:p text:style-name="P2">а) автоматизированное решение этого повторения</text:p>
      <text:p text:style-name="P2">- общая картина</text:p>
      <text:p text:style-name="P2">- вид под микроскопом</text:p>
      <text:p text:style-name="P2">- круг приемуществ</text:p>
      <text:p text:style-name="P2">- майндмапы этого</text:p>
      <text:p text:style-name="P2">- "куда идти"</text:p>
      <text:p text:style-name="P2">- "конечный пункт"</text:p>
      <text:p text:style-name="P2">- "как идти с точки зрения того, что есть сегодня, самым коротким путём к тому что я там вижу"</text:p>
      <text:p text:style-name="P2">- средства защиты от подделки</text:p>
      <text:p text:style-name="P2">- характеристики (измеримые параметры, по которым и без всей мешуры понятно, что вещь выгодна)</text:p>
      <text:p text:style-name="P2">- из каких материалов оно сделано (желательео чтоб было серебро-золото)</text:p>
      <text:p text:style-name="P2">б) максимизация прибыли (как с этого повторения, так и с его решения)</text:p>
      <text:p text:style-name="P2">не уверен пока что стоит так с размаху максимизировать прибыль того что ещё не понял, но можно глянуть.Т.е. Попроси в фазе свой мозг составить весь <text:span text:style-name="T2">этот </text:span>вопросник со всеми ответвлениями.</text:p>
      <text:p text:style-name="P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3"/>
      <text:p text:style-name="P56"/>
      <text:p text:style-name="P56"/>
      <text:p text:style-name="P56"/>
      <text:p text:style-name="P23"/>
      <text:p text:style-name="P23"/>
      <text:p text:style-name="P46">Вопрос №5.</text:p>
      <text:p text:style-name="P5">Что бы ты сделал в рамках этой вещи такого, что если б появилась возможность сделать снова – ты сделал бы то же самое <text:span text:style-name="T12">(хоть сотню раз)</text:span>?</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1"/>
      <text:p text:style-name="P56"/>
      <text:p text:style-name="P56"/>
      <text:p text:style-name="P1"/>
      <text:p text:style-name="P46">Вопрос №6.</text:p>
      <text:p text:style-name="P5">Что я колдую? </text:p>
      <text:p text:style-name="P16">Что притягивается в мою жизнь, когда я имею эту проблему?</text:p>
      <text:p text:style-name="P1">Моя гипотеза, <text:span text:style-name="T3">которая может показать, </text:span>почему этот вопрос важен.</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2"/>
      <text:p text:style-name="P56"/>
      <text:p text:style-name="P56"/>
      <text:p text:style-name="P21"/>
      <text:p text:style-name="P46">Вопрос №7.</text:p>
      <text:p text:style-name="P5">Что ты можешь сейчас сделать чтоб сделать себе хорошо?</text:p>
      <text:p text:style-name="P1"><text:span text:style-name="T3">Этот вопрос важен, потому что </text:span>многие вещи <text:span text:style-name="T3">часто </text:span>являются психосоматикой.</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3"/>
      <text:p text:style-name="P56"/>
      <text:p text:style-name="P56"/>
      <text:p text:style-name="P1"/>
      <text:p text:style-name="P46">Вопрос №8.</text:p>
      <text:p text:style-name="P6">Выскажись своему "видению" (этой проблемы). </text:p>
      <text:p text:style-name="P17">Т.е. представь диалог. </text:p>
      <text:p text:style-name="P17">Есть ты (от первого лица).</text:p>
      <text:p text:style-name="P17">Есть эта проблема (как личность, сидящая лицом к тебе).</text:p>
      <text:p text:style-name="P17">И скажи ей:</text:p>
      <text:p text:style-name="P6">- <text:span text:style-name="T4">что ты её любишь</text:span></text:p>
      <text:p text:style-name="P6">- <text:span text:style-name="T4">что не можешь без него жить</text:span></text:p>
      <text:p text:style-name="P6">- свое мнение</text:p>
      <text:p text:style-name="P6">- <text:span text:style-name="T4">свои тревоги</text:span></text:p>
      <text:p text:style-name="P6">- что <text:span text:style-name="T4">ты </text:span>видишь</text:p>
      <text:p text:style-name="P6">- <text:span text:style-name="T4">спроси его надо ли тебе </text:span>применить к нему какие-то коэффициенты <text:span text:style-name="T4">(обновить свои знания и ожидания в чём-то) </text:span>чтоб лучше его поня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4"/>
      <text:p text:style-name="P56"/>
      <text:p text:style-name="P56"/>
      <text:p text:style-name="P1"/>
      <text:p text:style-name="P47">Вопрос №9.</text:p>
      <text:p text:style-name="P7">Представь <text:span text:style-name="T5">что ты видишь себя со стороны. </text:span></text:p>
      <text:p text:style-name="P18">В окружении таких же людей как ты (с такой же проблемой и такими же методами её решения).</text:p>
      <text:p text:style-name="P19">Но представь что ты – единственный кто считает что эти “принятые” решения нерабочие / нечестные / несправедливые / недостойные и т.п. </text:p>
      <text:p text:style-name="P19">И что ты единственный среди них кто верит что решить её можно только когда все вокруг неё обьеденятся.</text:p>
      <text:p text:style-name="P9">Что ты видиш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55"/>
      <text:p text:style-name="P55"/>
      <text:p text:style-name="P55"/>
      <text:p text:style-name="P55"/>
      <text:p text:style-name="P25"/>
      <text:p text:style-name="P1"/>
      <text:p text:style-name="P23">Вопрос №10. </text:p>
      <text:p text:style-name="P10">Что НА САМОМ ДЕЛЕ произошло?</text:p>
      <text:p text:style-name="P8">- <text:span text:style-name="T6">события</text:span></text:p>
      <text:p text:style-name="P8">- <text:span text:style-name="T6">причины</text:span></text:p>
      <text:p text:style-name="P8">- <text:span text:style-name="T6">следствия</text:span></text:p>
      <text:p text:style-name="P8">- роль <text:span text:style-name="T6">этого события между этими причинами и этими следствиями?</text:span></text:p>
      <text:p text:style-name="P22"><text:span text:style-name="T6">(</text:span>по сути <text:span text:style-name="T6">это поисковой ресёрч – сбор фактов, причин, следствий и связей).</text:span></text:p>
      <text:p text:style-name="P22"/>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5"/>
      <text:p text:style-name="P56"/>
      <text:p text:style-name="P56"/>
      <text:p text:style-name="P22"/>
      <text:p text:style-name="P23">Вопрос №11.</text:p>
      <text:p text:style-name="P8">Является ли эта вещь шкалой? </text:p>
      <text:p text:style-name="P10">Чтоб выяснить – спроецируй себя в такие ситуации (просто запиши, если бы ты был в каждой из них, как бы она выглядела):</text:p>
      <text:p text:style-name="P8"><text:span text:style-name="T6">Если “р</text:span>еш<text:span text:style-name="T6">у </text:span>задачу = <text:span text:style-name="T6">пятёрка [подарок, </text:span>социальное признание<text:span text:style-name="T6">]</text:span>, не реш<text:span text:style-name="T6">у</text:span> = ремень [нарушение моей целостности]".</text:p>
      <text:p text:style-name="P10">И наоборот.</text:p>
      <text:p text:style-name="P10">Если “решу задачу = ремень, не решу = пятёрка (подарок, статус и т.п.).”</text:p>
      <text:p text:style-name="P23">Один вариант может казаться более знакомым чем другой.</text:p>
      <text:p text:style-name="P22">Любая шкала почти всегда навязана (1% где-то природного происхождения).</text:p>
      <text:p text:style-name="P22"><text:span text:style-name="T6">И</text:span> она воюет <text:span text:style-name="T6">ремнями и статусами </text:span>за право жизни <text:span text:style-name="T6">в сердцах людей.</text:span></text:p>
      <text:p text:style-name="P22">Не имея этого "конструкта шкалы" ты перестанешь отходить от задачи чтоб доказать кому-то её важность.</text:p>
      <text:p text:style-name="P1"/>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6"/>
      <text:p text:style-name="P56"/>
      <text:p text:style-name="P56"/>
      <text:p text:style-name="P1"/>
      <text:p text:style-name="P23"/>
      <text:p text:style-name="P23">Вопрос №12.</text:p>
      <text:p text:style-name="P10">Сделай “сборку” этого вопроса.</text:p>
      <text:p text:style-name="P8"><text:span text:style-name="T6">П</text:span>рочувствуй <text:span text:style-name="T6">внутренние процессы</text:span>:</text:p>
      <text:p text:style-name="P8">- это<text:span text:style-name="T6">го</text:span> событи<text:span text:style-name="T6">я</text:span></text:p>
      <text:p text:style-name="P8">- вс<text:span text:style-name="T6">его </text:span>что с ним связано</text:p>
      <text:p text:style-name="P8">- <text:span text:style-name="T6">тебя</text:span></text:p>
      <text:p text:style-name="P8">- <text:span text:style-name="T6">того что тебя с ним </text:span>обьединяет</text:p>
      <text:p text:style-name="P8">- <text:span text:style-name="T6">всех прохожих проходящих мимо этого события</text:span></text:p>
      <text:p text:style-name="P8">- информационного поля</text:p>
      <text:p text:style-name="P8">- всех остальных во вселенной</text:p>
      <text:p text:style-name="P22">  * чтоб дать мозгам понять что ты решил что-то в этом плане навсегда изменить. </text:p>
      <text:p text:style-name="P22">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text:span text:style-name="T6">н</text:span>астоящего момента).</text:p>
      <text:p text:style-name="P25"/>
      <text:p text:style-name="P25">Открытый ответ (какие мысли, образы, внутренние диалоги, ощущения, эмоции, предчувствия, проекции и т.п. возникают - всё писать сюда).</text:p>
      <text:p text:style-name="P25">Все существенные (полезные) мысли выделить жирным (т.е. те, которые не хотелось бы чтоб пропали).</text:p>
      <text:p text:style-name="P25"/>
      <text:p text:style-name="P67"/>
      <text:p text:style-name="P67"/>
      <text:p text:style-name="P56"/>
      <text:p text:style-name="P22"/>
      <text:p text:style-name="P32">Вопрос №13.</text:p>
      <text:p text:style-name="P4">Представь что эта вещь (проблема) летает в вакууме, в котором нет ни энергии ни других вещей. Что ты видишь?</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67"/>
      <text:p text:style-name="P57"/>
      <text:p text:style-name="P57"/>
      <text:p text:style-name="P33"/>
      <text:p text:style-name="P1"/>
      <text:p text:style-name="P32">Вопрос №14.</text:p>
      <text:p text:style-name="P4">Чем (какими своими частями)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67"/>
      <text:p text:style-name="P67"/>
      <text:p text:style-name="P67"/>
      <text:p text:style-name="P33"/>
      <text:p text:style-name="P1"/>
      <text:p text:style-name="P32">Вопрос №15.</text:p>
      <text:p text:style-name="P4">Почему (по каким причинам этот пункт решает повторяющиеся проблемы?</text:p>
      <text:p text:style-name="P1"/>
      <text:p text:style-name="P26">Открытый ответ (какие мысли, образы, внутренние диалоги, ощущения, эмоции, предчувствия, проекции и т.п. возникают - всё писать сюда).</text:p>
      <text:p text:style-name="P26">Все существенные (полезные) мысли выделить жирным (т.е. те, которые не хотелось бы чтоб пропали).</text:p>
      <text:p text:style-name="P26"/>
      <text:p text:style-name="P68"/>
      <text:p text:style-name="P68"/>
      <text:p text:style-name="P57"/>
      <text:p text:style-name="P33"/>
      <text:p text:style-name="P34">Вопрос №16.</text:p>
      <text:p text:style-name="P4">Можно ли (и стоит ли) решить повторяющуюся проблему, котор<text:span text:style-name="T7">ую</text:span> оно решает, <text:span text:style-name="T7">так </text:span>чтоб это повторение создавало меньше заморочек для меня?</text:p>
      <text:p text:style-name="P34">Скорей всего нет, ещё рано что-то менять, но посмотреть стои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68"/>
      <text:p text:style-name="P58"/>
      <text:p text:style-name="P58"/>
      <text:p text:style-name="P35"/>
      <text:p text:style-name="P34">Вопрос №17.</text:p>
      <text:p text:style-name="P4">Какой перманентный вред нанесённый мне оно решает?</text:p>
      <text:p text:style-name="P27"/>
      <text:p text:style-name="P27">Открытый ответ (какие мысли, образы, внутренние диалоги, ощущения, эмоции, предчувствия, проекции и т.п. возникают - всё писать сюда).</text:p>
      <text:p text:style-name="P27">Все существенные (полезные) мысли выделить жирным (т.е. те, которые не хотелось бы чтоб пропали).</text:p>
      <text:p text:style-name="P27"/>
      <text:p text:style-name="P69"/>
      <text:p text:style-name="P69"/>
      <text:p text:style-name="P69"/>
      <text:p text:style-name="P35"/>
      <text:p text:style-name="P37">Вопрос №18.</text:p>
      <text:p text:style-name="P11">Какие у него есть методы решения этого перманентного вреда нанесённого мн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59"/>
      <text:p text:style-name="P59"/>
      <text:p text:style-name="P59"/>
      <text:p text:style-name="P59"/>
      <text:p text:style-name="P36"/>
      <text:p text:style-name="P37">Вопрос №19.</text:p>
      <text:p text:style-name="P11">Чьи ещё повторяющиеся проблемы и перманентные вреды оно решает и какими методами? </text:p>
      <text:p text:style-name="P11">И могу ли я их решить <text:span text:style-name="T8">сам?</text:span></text:p>
      <text:p text:style-name="P11">(а.к.а. Распутать гадюшник, <text:span text:style-name="T8">взять на себя роль делающую этот пункт ценным</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70"/>
      <text:p text:style-name="P59"/>
      <text:p text:style-name="P59">…</text:p>
      <text:p text:style-name="P36"/>
      <text:p text:style-name="P37"/>
      <text:p text:style-name="P37">Вопрос №20.</text:p>
      <text:p text:style-name="P11">Решения каких повторяющихся проблем и нанесённых кому-то перманентных вредов этой вещи избыточно? (в мире) </text:p>
      <text:p text:style-name="P36">Т.е. <text:span text:style-name="T8">какие вещи ему н</text:span>астолько просто <text:span text:style-name="T8">решать</text:span>, что ему решать их "одним больше одним, меньше - пофиг - никаких существенных дополнительных энергозатрат <text:span text:style-name="T8">при росте нагрузки</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53"/>
      <text:p text:style-name="P53"/>
      <text:p text:style-name="P53"/>
      <text:p text:style-name="P53"/>
      <text:p text:style-name="P1"/>
      <text:p text:style-name="P37">Вопрос №21.</text:p>
      <text:p text:style-name="P4">Как это повторение делает меня лучше?</text:p>
      <text:p text:style-name="P28"/>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70"/>
      <text:p text:style-name="P70"/>
      <text:p text:style-name="P59"/>
      <text:p text:style-name="P59">…</text:p>
      <text:p text:style-name="P37"/>
      <text:p text:style-name="P37"/>
      <text:p text:style-name="P37">Вопрос №22.</text:p>
      <text:p text:style-name="P11">Задай себе вопрос, на каком этапе твоей жизни это возникло впервые.</text:p>
      <text:p text:style-name="P11">И представь что ты <text:span text:style-name="T8">тогдашний </text:span>(того возраста) говоришь об этом понятии себе сегодняшнему. Слово в слово. </text:p>
      <text:p text:style-name="P36">Тоже <text:span text:style-name="T8">глубокая </text:span>терапия. Чтоб не тыкать себе палки в колёса дальше на этом пути</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53"/>
      <text:p text:style-name="P53"/>
      <text:p text:style-name="P53"/>
      <text:p text:style-name="P1"/>
      <text:p text:style-name="P37">Вопрос №23.</text:p>
      <text:p text:style-name="P4">БЛАГОДАРНОСТЬ</text:p>
      <text:p text:style-name="P12">Проговори в уме:</text:p>
      <text:p text:style-name="P12">Я благодарю…:</text:p>
      <text:p text:style-name="P4">- <text:span text:style-name="T8">его </text:span>(предмет <text:span text:style-name="T8">вопроса</text:span>)</text:p>
      <text:p text:style-name="P4">- его существовани<text:span text:style-name="T8">е</text:span></text:p>
      <text:p text:style-name="P4">- всё что он(о) даёт</text:p>
      <text:p text:style-name="P4">- всех кто мне что либо даёт когда оно у меня есть</text:p>
      <text:p text:style-name="P4">- всё что мне приходит когда оно у меня есть</text:p>
      <text:p text:style-name="P4">- все методы делать себе хорошо которые мне доступны когда оно у меня есть</text:p>
      <text:p text:style-name="P4">- всё что не мешает и не сопротивляется созданию, поддержанию и защите этого (или вакуумов в которых оно есть)</text:p>
      <text:p text:style-name="P4">- всех ради кого оно создаётся поддерживается и защищается</text:p>
      <text:p text:style-name="P4">- всё ради чего оно создаётся поддерживается и защищается</text:p>
      <text:p text:style-name="P4">- всё чем я есть когда оно у меня есть <text:span text:style-name="T8">(</text:span>это защита от тех кто мне будет упрекать что <text:s/>я чего-то “не заслужил”, <text:span text:style-name="T8">и</text:span>ли <text:span text:style-name="T8">что я “</text:span>что-то не так сделал и заслужил проблему”. Упырей короче которые пытаются меня добить <text:span text:style-name="T8">воспользовавшись этой проблемой).</text:span></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54"/>
      <text:p text:style-name="P54"/>
      <text:p text:style-name="P54"/>
      <text:p text:style-name="P1"/>
      <text:p text:style-name="P37">Вопрос №24.</text:p>
      <text:p text:style-name="P11"><text:span text:style-name="T8">БЛАГОДАРНОСТЬ </text:span>АЛЬТЕРНАТИВЫ.</text:p>
      <text:p text:style-name="P12">Т.е. как предыдущий вопрос №23, но на этот раз я благодарю:</text:p>
      <text:p text:style-name="P12">- альтернативу этого вопроса (то что достигает той же цели противоположными результатами)</text:p>
      <text:p text:style-name="P12">- существование альтернативы</text:p>
      <text:p text:style-name="P12">- всё что мне альтернатива даёт</text:p>
      <text:p text:style-name="P11">- всех кто мне что либо даёт когда у меня есть <text:span text:style-name="T8">альтернатива</text:span></text:p>
      <text:p text:style-name="P11">- всё что мне приходит когда у меня есть <text:span text:style-name="T8">альтернатива</text:span></text:p>
      <text:p text:style-name="P11">- все методы делать себе хорошо которые мне доступны когда у меня <text:span text:style-name="T8">альтернатива</text:span></text:p>
      <text:p text:style-name="P11">- всё что не мешает и не сопротивляется созданию, поддержанию и защите <text:span text:style-name="T8">альтернативы</text:span></text:p>
      <text:p text:style-name="P11">- всех ради кого <text:span text:style-name="T8">альтернатива этой вещи </text:span>создаётся поддерживается и защищается</text:p>
      <text:p text:style-name="P11">- всё ради чего <text:span text:style-name="T8">альтернатива </text:span>создаётся поддерживается и защищается</text:p>
      <text:p text:style-name="P12">- всё чем я есть когда у меня есть альтернатива</text:p>
      <text:p text:style-name="P37"/>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73"/>
      <text:p text:style-name="P73"/>
      <text:p text:style-name="P73"/>
      <text:p text:style-name="P73"/>
      <text:p text:style-name="P37"/>
      <text:p text:style-name="P37">Вопрос №25.</text:p>
      <text:p text:style-name="P11">Если бы земляни прилетели на другую планету, на которой бы их считали пришельцами... </text:p>
      <text:p text:style-name="P11">И среди них был ты. </text:p>
      <text:p text:style-name="P12">С этой проблемой.</text:p>
      <text:p text:style-name="P11">Кого бы в тебе увидели те жители той планеты, для которой вы все - пришельцы?</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73"/>
      <text:p text:style-name="P73"/>
      <text:p text:style-name="P73"/>
      <text:p text:style-name="P73"/>
      <text:p text:style-name="P37"/>
      <text:p text:style-name="P37">Вопрос №26.</text:p>
      <text:p text:style-name="P4"><text:span text:style-name="T8">Представь, как р</text:span>асцветают (я и все остальные) от любых моих мыслей или действий.</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74"/>
      <text:p text:style-name="P74"/>
      <text:p text:style-name="P74"/>
      <text:p text:style-name="P74"/>
      <text:p text:style-name="P37"/>
      <text:p text:style-name="P37">Вопрос №27.</text:p>
      <text:p text:style-name="P11"><text:span text:style-name="T8">Увидь</text:span>, что оно <text:span text:style-name="T8">(этот предмет разговора)</text:span>, и каждая его часть - это <text:span text:style-name="T8">ты</text:span>.</text:p>
      <text:p text:style-name="P1">* потому что "видеть что это я" это приближение, а требование - это отдаление.</text:p>
      <text:p text:style-name="P1"/>
      <text:p text:style-name="P28">Открытый ответ (какие мысли, образы, внутренние диалоги, ощущения, эмоции, предчувствия, проекции и т.п. возникают - всё писать сюда).</text:p>
      <text:p text:style-name="P28">Все существенные (полезные) мысли выделить жирным (т.е. те, которые не хотелось бы чтоб пропали).</text:p>
      <text:p text:style-name="P28"/>
      <text:p text:style-name="P83"/>
      <text:p text:style-name="P83"/>
      <text:p text:style-name="P83"/>
      <text:p text:style-name="P83"/>
      <text:p text:style-name="P1"/>
      <text:p text:style-name="P40">Вопрос №28.</text:p>
      <text:p text:style-name="P13"><text:span text:style-name="T9">Увидь, </text:span>что оно и каждая его часть видит в <text:span text:style-name="T9">тебе (т.е. увидь его глазами себя)</text:span>.</text:p>
      <text:p text:style-name="P1">* практика показала что это сразу включает механизмы саморешения, после которых экономится куча времени на анализ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5"/>
      <text:p text:style-name="P75"/>
      <text:p text:style-name="P75"/>
      <text:p text:style-name="P75"/>
      <text:p text:style-name="P1"/>
      <text:p text:style-name="P40">Вопрос №29.</text:p>
      <text:p text:style-name="P20">Как выглядит постоянная защита всех вещей (людей, предметов, структур и т.п.), которые тебя постоянно удовлетворяют, от любых проявлений этой проблемы.</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5"/>
      <text:p text:style-name="P75"/>
      <text:p text:style-name="P75"/>
      <text:p text:style-name="P75"/>
      <text:p text:style-name="P75"/>
      <text:p text:style-name="P1"/>
      <text:p text:style-name="P40">Вопрос №30.</text:p>
      <text:p text:style-name="P4"><text:span text:style-name="T9">П</text:span>осмотри на это с принципа что свобода это не иметь всё что хочешь а не хотеть.</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5"/>
      <text:p text:style-name="P75"/>
      <text:p text:style-name="P75"/>
      <text:p text:style-name="P75"/>
      <text:p text:style-name="P75"/>
      <text:p text:style-name="P1"/>
      <text:p text:style-name="P40">Вопрос №31.</text:p>
      <text:p text:style-name="P13">Что сделать чтоб оно увидело во мне и всех моих частях себя?</text:p>
      <text:p text:style-name="P2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1"/>
      <text:p text:style-name="P71"/>
      <text:p text:style-name="P71"/>
      <text:p text:style-name="P60">…</text:p>
      <text:p text:style-name="P38"/>
      <text:p text:style-name="P1"/>
      <text:p text:style-name="P40">Вопрос №32.</text:p>
      <text:p text:style-name="P4">Направь своё намеренье на хорошее для тебя решение этого повторения.</text:p>
      <text:p text:style-name="P1">(выгодного, прибыльного, приятно запоминающегося - в кои то веки поживи для себя)</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6"/>
      <text:p text:style-name="P76"/>
      <text:p text:style-name="P76"/>
      <text:p text:style-name="P76"/>
      <text:p text:style-name="P40"/>
      <text:p text:style-name="P40">Вопрос №33.</text:p>
      <text:p text:style-name="P4"><text:span text:style-name="T9">Если есть какой-то холст, на котором нарисованы мир, ты, люди и т.п. - какое Н</text:span>амеренье по поводу этого вопроса протека<text:span text:style-name="T9">ет у всех этих предметов (ты, люди, мир и т.п.) и между ними на этом </text:span>холсте?</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6"/>
      <text:p text:style-name="P76"/>
      <text:p text:style-name="P76"/>
      <text:p text:style-name="P76"/>
      <text:p text:style-name="P1"/>
      <text:p text:style-name="P40">Вопрос №34.</text:p>
      <text:p text:style-name="P4">Что в этой вещи было видно у кого-то в фазе (осознанном сне) и КАК оно им было видно? </text:p>
      <text:p text:style-name="P1">[все аспекты: общую картину, под микроскопом и т.д. - короче всё что ты искал в своей фазе - найди и в ихней]</text:p>
      <text:p text:style-name="P1"/>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7"/>
      <text:p text:style-name="P77"/>
      <text:p text:style-name="P77"/>
      <text:p text:style-name="P77"/>
      <text:p text:style-name="P1"/>
      <text:p text:style-name="P40">Вопрос №35.</text:p>
      <text:p text:style-name="P13">Что другие люди колдуют <text:span text:style-name="T10">(притягивают в твою жизнь) </text:span>связанного с этой вещью?</text:p>
      <text:p text:style-name="P39"/>
      <text:p text:style-name="P29">Открытый ответ (какие мысли, образы, внутренние диалоги, ощущения, эмоции, предчувствия, проекции и т.п. возникают - всё писать сюда).</text:p>
      <text:p text:style-name="P29">Все существенные (полезные) мысли выделить жирным (т.е. те, которые не хотелось бы чтоб пропали).</text:p>
      <text:p text:style-name="P29"/>
      <text:p text:style-name="P78"/>
      <text:p text:style-name="P78"/>
      <text:p text:style-name="P78"/>
      <text:p text:style-name="P78"/>
      <text:p text:style-name="P1"/>
      <text:p text:style-name="P41">Вопрос №36.</text:p>
      <text:p text:style-name="P4">Что другие люди <text:span text:style-name="T11">делают </text:span>связано<text:span text:style-name="T11">го с этой задачей, с целью их самоудовлетворения</text:span>?</text:p>
      <text:p text:style-name="P1"/>
      <text:p text:style-name="P30">Открытый ответ (какие мысли, образы, внутренние диалоги, ощущения, эмоции, предчувствия, проекции и т.п. возникают - всё писать сюда).</text:p>
      <text:p text:style-name="P30">Все существенные (полезные) мысли выделить жирным (т.е. те, которые не хотелось бы чтоб пропали).</text:p>
      <text:p text:style-name="P30"/>
      <text:p text:style-name="P79"/>
      <text:p text:style-name="P79"/>
      <text:p text:style-name="P79"/>
      <text:p text:style-name="P79"/>
      <text:p text:style-name="P1"/>
      <text:p text:style-name="P42">Вопрос №37.</text:p>
      <text:p text:style-name="P14">Что ЭТА ПРОБЛЕМА решает?</text:p>
      <text:p text:style-name="P42">(сам по себе)</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80"/>
      <text:p text:style-name="P80"/>
      <text:p text:style-name="P80"/>
      <text:p text:style-name="P80"/>
      <text:p text:style-name="P42"/>
      <text:p text:style-name="P42">Вопрос №38.</text:p>
      <text:p text:style-name="P4">Когда <text:span text:style-name="T11">впервые в истории вселенной </text:span>ЭТА ПРОБЛЕМА впервые попыталась решить то что она решает <text:span text:style-name="T11">(вещь к которой ты пришёл в вопросе №37)</text:span>? </text:p>
      <text:p text:style-name="P4"><text:span text:style-name="T11">Представь, что Эта Проблема (тогдашняя, первая в истории) </text:span>говорит <text:span text:style-name="T11">Этой Сегодняшней Проблеме (которую мы сейчас решаем), что она существует для решения ответа из вопроса №37.</text:span></text:p>
      <text:p text:style-name="P3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80"/>
      <text:p text:style-name="P80"/>
      <text:p text:style-name="P80"/>
      <text:p text:style-name="P80"/>
      <text:p text:style-name="P42"/>
      <text:p text:style-name="P42">Вопрос №39.</text:p>
      <text:p text:style-name="P14">Что ЭТА ПРОБЛЕМА колдует?</text:p>
      <text:p text:style-name="P43">Что она сама по себе притягивает в жизнь каждому кто её имеет?</text:p>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81"/>
      <text:p text:style-name="P81"/>
      <text:p text:style-name="P81"/>
      <text:p text:style-name="P81"/>
      <text:p text:style-name="P1"/>
      <text:p text:style-name="P42">Вопрос №40.</text:p>
      <text:p text:style-name="P4">Как сделать так чтоб этот <text:span text:style-name="T11">вопрос</text:span>: </text:p>
      <text:p text:style-name="P4">- Решал всемирные проблемы?</text:p>
      <text:p text:style-name="P4">- Мотивировал инфраструктуры находить <text:span text:style-name="T11">рост и ускорение роста решения </text:span>всемирных проблем?</text:p>
      <text:p text:style-name="P4">- Мотивировал инфраструктуры мотивировать другие инфраструктуры искать <text:span text:style-name="T11">рост и ускорение решения всемирных проблем</text:span>?</text:p>
      <text:p text:style-name="P1">(<text:span text:style-name="T11">я это решаю уже прикладным, но всё таки - </text:span>так навскидку)</text:p>
      <text:p text:style-name="P1"/>
      <text:p text:style-name="P31">Открытый ответ (какие мысли, образы, внутренние диалоги, ощущения, эмоции, предчувствия, проекции и т.п. возникают - всё писать сюда).</text:p>
      <text:p text:style-name="P31">Все существенные (полезные) мысли выделить жирным (т.е. те, которые не хотелось бы чтоб пропали).</text:p>
      <text:p text:style-name="P31"/>
      <text:p text:style-name="P82"/>
      <text:p text:style-name="P82"/>
      <text:p text:style-name="P82"/>
      <text:p text:style-name="P82"/>
      <text:p text:style-name="P8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0T16:09:23.029000000</meta:creation-date>
    <meta:editing-duration>PT3M42S</meta:editing-duration>
    <meta:editing-cycles>3</meta:editing-cycles>
    <meta:generator>LibreOffice/7.0.0.3$Windows_x86 LibreOffice_project/8061b3e9204bef6b321a21033174034a5e2ea88e</meta:generator>
    <dc:title>Вопросник</dc:title>
    <dc:date>2020-09-10T16:12:59.810000000</dc:date>
    <meta:document-statistic meta:table-count="0" meta:image-count="0" meta:object-count="0" meta:page-count="1" meta:paragraph-count="278" meta:word-count="3168" meta:character-count="20516" meta:non-whitespace-character-count="17596"/>
    <meta:template xlink:type="simple" xlink:actuate="onRequest" xlink:title="Вопросник" xlink:href="../../../AppData/Roaming/LibreOffice/4/user/template/Вопросник.ott" meta:date="2020-09-10T16:09:19.795000000"/>
  </office:meta>
</office:document-meta>
</file>